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393cm" fo:margin-left="-0.132cm" table:align="left" style:writing-mode="lr-tb"/>
    </style:style>
    <style:style style:name="Tabela1.A" style:family="table-column">
      <style:table-column-properties style:column-width="4.374cm"/>
    </style:style>
    <style:style style:name="Tabela1.B" style:family="table-column">
      <style:table-column-properties style:column-width="11.0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dfdfd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794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variant="normal" fo:text-transform="none" style:use-window-font-color="true" style:font-name="Times New Roman" fo:font-size="11pt" fo:letter-spacing="normal" fo:language="pt" fo:country="BR" fo:font-style="normal" fo:font-weight="normal" style:font-name-asian="Times New Roman" style:font-size-asian="11pt" style:font-name-complex="Times New Roman" style:font-size-complex="10pt" style:language-complex="ar" style:country-complex="SA"/>
    </style:style>
    <style:style style:name="P2" style:family="paragraph" style:parent-style-name="Standard">
      <style:text-properties officeooo:paragraph-rsid="001efc10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f8f05"/>
    </style:style>
    <style:style style:name="P4" style:family="paragraph" style:parent-style-name="Text_20_body" style:list-style-name="WW8Num6">
      <style:text-properties fo:font-variant="normal" fo:text-transform="none" style:use-window-font-color="true" style:font-name="Times New Roman" fo:font-size="11pt" fo:letter-spacing="normal" fo:language="pt" fo:country="BR" fo:font-style="normal" fo:font-weight="normal" officeooo:paragraph-rsid="001efc10" style:font-name-asian="Times New Roman" style:font-size-asian="11pt" style:font-name-complex="Times New Roman" style:font-size-complex="10pt" style:language-complex="ar" style:country-complex="SA"/>
    </style:style>
    <style:style style:name="P5" style:family="paragraph" style:parent-style-name="Text_20_body" style:list-style-name="WW8Num6">
      <style:text-properties fo:font-variant="normal" fo:text-transform="none" style:use-window-font-color="true" style:font-name="Times New Roman" fo:font-size="11pt" fo:letter-spacing="normal" fo:font-style="normal" fo:font-weight="normal" officeooo:paragraph-rsid="001f8f05"/>
    </style:style>
    <style:style style:name="P6" style:family="paragraph" style:parent-style-name="Text_20_body" style:list-style-name="WW8Num6">
      <style:text-properties fo:font-variant="normal" fo:text-transform="none" fo:letter-spacing="normal" fo:language="pt" fo:country="BR" fo:font-style="normal" fo:font-weight="normal" style:font-name-asian="Times New Roman" style:font-name-complex="Times New Roman" style:font-size-complex="10pt" style:language-complex="ar" style:country-complex="SA"/>
    </style:style>
    <style:style style:name="P7" style:family="paragraph" style:parent-style-name="Text_20_body" style:list-style-name="WW8Num6"/>
    <style:style style:name="P8" style:family="paragraph" style:parent-style-name="Text_20_body" style:list-style-name="WW8Num6">
      <style:text-properties officeooo:paragraph-rsid="001efc10"/>
    </style:style>
    <style:style style:name="P9" style:family="paragraph" style:parent-style-name="Text_20_body" style:list-style-name="WW8Num6">
      <style:text-properties officeooo:paragraph-rsid="001f8f05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 style:list-style-name="WW8Num6">
      <style:paragraph-properties fo:margin-left="0.63cm" fo:margin-right="0cm" fo:orphans="0" fo:widows="0" fo:text-indent="-0.63cm" style:auto-text-indent="false"/>
      <style:text-properties fo:font-variant="normal" fo:text-transform="none" style:use-window-font-color="true" style:font-name="Times New Roman" fo:font-size="11pt" fo:letter-spacing="normal" fo:language="pt" fo:country="BR" fo:font-style="normal" fo:font-weight="normal" officeooo:paragraph-rsid="001efc10" style:font-name-asian="Times New Roman" style:font-size-asian="11pt" style:font-name-complex="Times New Roman" style:font-size-complex="10pt" style:language-complex="ar" style:country-complex="SA"/>
    </style:style>
    <style:style style:name="P12" style:family="paragraph" style:parent-style-name="Text_20_body" style:list-style-name="WW8Num6">
      <style:paragraph-properties fo:margin-left="0cm" fo:margin-right="0cm" fo:orphans="0" fo:widows="0" fo:text-indent="0cm" style:auto-text-indent="false"/>
      <style:text-properties officeooo:paragraph-rsid="001efc1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Heading_20_2">
      <style:text-properties style:use-window-font-color="true" style:font-name="Arial" fo:font-size="12pt" fo:language="pt" fo:country="BR" fo:font-style="italic" fo:font-weight="bold" officeooo:paragraph-rsid="001efc10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style:use-window-font-color="true" style:font-name="Arial" fo:font-size="12pt" fo:language="pt" fo:country="BR" fo:font-style="italic" fo:font-weight="bold" officeooo:paragraph-rsid="001f8f05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P16" style:family="paragraph" style:parent-style-name="ParagrafosQuali">
      <style:paragraph-properties fo:text-align="center" style:justify-single-word="false"/>
      <style:text-properties fo:font-size="18pt" fo:font-weight="bold" style:font-size-asian="18pt" style:font-weight-asian="bold"/>
    </style:style>
    <style:style style:name="P17" style:family="paragraph" style:parent-style-name="ParagrafosQuali">
      <style:paragraph-properties fo:text-align="center" style:justify-single-word="false"/>
      <style:text-properties fo:font-size="14pt" style:font-size-asian="14pt"/>
    </style:style>
    <style:style style:name="P18" style:family="paragraph" style:parent-style-name="ParagrafosQuali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19" style:family="paragraph" style:parent-style-name="ParagrafosQuali">
      <style:text-properties fo:font-style="italic" style:font-style-asian="italic"/>
    </style:style>
    <style:style style:name="P20" style:family="paragraph" style:parent-style-name="ParagrafosQuali">
      <style:paragraph-properties fo:text-align="center" style:justify-single-word="false"/>
      <style:text-properties fo:font-style="italic" style:font-style-asian="italic"/>
    </style:style>
    <style:style style:name="P21" style:family="paragraph" style:parent-style-name="ParagrafosQuali" style:list-style-name="WW8Num6"/>
    <style:style style:name="P22" style:family="paragraph" style:parent-style-name="ParagrafosQuali" style:list-style-name="WW8Num6">
      <style:text-properties officeooo:paragraph-rsid="001efc10"/>
    </style:style>
    <style:style style:name="P23" style:family="paragraph" style:parent-style-name="ParagrafosQuali">
      <style:paragraph-properties fo:margin-left="0cm" fo:margin-right="0cm" fo:text-indent="0cm" style:auto-text-indent="false"/>
    </style:style>
    <style:style style:name="P24" style:family="paragraph" style:parent-style-name="ParagrafosQuali">
      <style:paragraph-properties fo:margin-left="0cm" fo:margin-right="0cm" fo:orphans="0" fo:widows="0" fo:text-indent="0cm" style:auto-text-indent="false"/>
      <style:text-properties officeooo:paragraph-rsid="001efc10"/>
    </style:style>
    <style:style style:name="P25" style:family="paragraph" style:parent-style-name="ParagrafosQuali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6" style:family="paragraph" style:parent-style-name="ParagrafosQuali">
      <style:paragraph-properties fo:margin-left="0cm" fo:margin-right="0cm" fo:text-indent="0cm" style:auto-text-indent="false"/>
      <style:text-properties fo:font-size="10pt" style:font-size-asian="10pt"/>
    </style:style>
    <style:style style:name="P27" style:family="paragraph" style:parent-style-name="ParagrafosQuali">
      <style:paragraph-properties fo:margin-left="0cm" fo:margin-right="0cm" fo:text-indent="0cm" style:auto-text-indent="false"/>
      <style:text-properties officeooo:paragraph-rsid="0021814f"/>
    </style:style>
    <style:style style:name="P28" style:family="paragraph" style:parent-style-name="ParagrafosQuali">
      <style:paragraph-properties fo:margin-left="0cm" fo:margin-right="0cm" fo:margin-top="0.302cm" fo:margin-bottom="0.302cm" loext:contextual-spacing="false" fo:text-align="start" style:justify-single-word="false" fo:text-indent="0cm" style:auto-text-indent="false"/>
      <style:text-properties fo:font-variant="normal" fo:text-transform="none" style:use-window-font-color="true" style:font-name="Times New Roman" fo:font-size="10pt" fo:letter-spacing="normal" fo:language="pt" fo:country="BR" fo:font-style="normal" fo:font-weight="normal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ParagrafosQuali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30" style:family="paragraph" style:parent-style-name="ParagrafosQuali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1pt" fo:letter-spacing="normal" fo:language="pt" fo:country="BR" fo:font-style="normal" fo:font-weight="normal" style:font-name-asian="Times New Roman" style:font-size-asian="11pt" style:font-name-complex="Times New Roman" style:font-size-complex="10pt" style:language-complex="ar" style:country-complex="SA"/>
    </style:style>
    <style:style style:name="P31" style:family="paragraph" style:parent-style-name="Footer">
      <style:paragraph-properties>
        <style:tab-stops/>
      </style:paragraph-properties>
    </style:style>
    <style:style style:name="P32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font-style="italic" style:font-size-asian="10pt" style:font-style-asian="italic"/>
    </style:style>
    <style:style style:name="T4" style:family="text">
      <style:text-properties officeooo:rsid="001efc10"/>
    </style:style>
    <style:style style:name="T5" style:family="text">
      <style:text-properties fo:font-variant="normal" fo:text-transform="none" style:use-window-font-color="true" style:font-name="Times New Roman" fo:font-size="11pt" fo:letter-spacing="normal" fo:language="pt" fo:country="BR" fo:font-style="normal" fo:font-weight="normal" style:font-name-asian="Times New Roman" style:font-size-asian="11pt" style:font-name-complex="Times New Roman" style:font-size-complex="10pt" style:language-complex="ar" style:country-complex="SA"/>
    </style:style>
    <style:style style:name="T6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1efc10"/>
    </style:style>
    <style:style style:name="T9" style:family="text">
      <style:text-properties fo:font-variant="normal" fo:text-transform="none" fo:letter-spacing="normal" fo:language="pt" fo:country="BR" fo:font-style="normal" fo:font-weight="normal" style:font-name-asian="Times New Roman" style:font-size-asian="11pt" style:font-name-complex="Times New Roman" style:font-size-complex="10pt" style:language-complex="ar" style:country-complex="SA"/>
    </style:style>
    <style:style style:name="T10" style:family="text">
      <style:text-properties fo:font-variant="normal" fo:text-transform="none" fo:letter-spacing="normal" fo:font-style="italic" fo:font-weight="normal" style:font-style-asian="italic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24292e" style:font-name="apple-system" fo:letter-spacing="normal" fo:font-style="normal" fo:font-weight="bold"/>
    </style:style>
    <style:style style:name="T13" style:family="text">
      <style:text-properties fo:font-variant="normal" fo:text-transform="none" fo:color="#24292e" style:font-name="apple-system" fo:font-size="10pt" fo:letter-spacing="normal" fo:font-style="italic" fo:font-weight="normal" style:font-size-asian="10pt" style:font-style-asian="italic"/>
    </style:style>
    <style:style style:name="T14" style:family="text">
      <style:text-properties style:use-window-font-color="true" style:font-name="Times New Roman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1pt" style:font-size-asian="11pt"/>
    </style:style>
    <style:style style:name="T16" style:family="text">
      <style:text-properties fo:color="#24292e" style:font-name="apple-system" fo:font-size="12pt"/>
    </style:style>
    <style:style style:name="T17" style:family="text">
      <style:text-properties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T18" style:family="text">
      <style:text-properties officeooo:rsid="001f8f05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1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stema <text:span text:style-name="T4">Medidas</text:span> <text:span text:style-name="T4">Protetivas</text:span></text:p>
      <text:p text:style-name="P16"/>
      <text:p text:style-name="P17">Documento de Requisitos</text:p>
      <text:p text:style-name="P18"/>
      <text:p text:style-name="P20"/>
      <text:p text:style-name="P19"/>
      <text:h text:style-name="Heading_20_1" text:outline-level="1">A – VISÃO GERAL DO SISTEMA</text:h>
      <text:p text:style-name="ParagrafosQuali"/>
      <text:p text:style-name="P30"><text:tab/>O sistema para Policia Militar consiste em desenvolver um gerenciador de medidas protetivas, expedida pela Justiça. Cada medida tem uma ou mais vitimas e um ou mais Reus, contendo data de emissão, objservação e um valor em dias que representa quantos dias esta em vigor essa medida. Com a medida já em mão deve-se cadastrala colocando esses dados para possível consulta e impressão de uma versão previamente digitalizada . O sistema deve ainda emitir diversos tipos de relatórios e consultas, possibilitando um melhor gerenciamento do policiamento ostencivo economisando recursos para melhores aplicações.</text:p>
      <text:p text:style-name="ParagrafosQuali"/>
      <text:h text:style-name="Heading_20_1" text:outline-level="1">B – REQUISITOS FUNCIONAIS</text:h>
      <text:p text:style-name="ParagrafosQuali"/>
      <text:h text:style-name="Heading_20_2" text:outline-level="2">B1 – Lançamentos diversos</text:h>
      <text:p text:style-name="P23"/>
      <text:list xml:id="list2844367154" text:style-name="WW8Num6">
        <text:list-item>
          <text:p text:style-name="P21"><text:span text:style-name="T5">O sistema deve permitir a inclusão, alteração e remoção de medidas protetivas, contendo os seguintes atributos: nome, endereço, cidade onde mora, estado, país, telefone, documento de identificação (RG ou CPF para brasileiros e passaporte para estrangeiros), data de nascimento e nome dos pais(“se constar na medida”) de ambas as vitimas e acusados.</text:span></text:p>
        </text:list-item>
      </text:list>
      <text:p text:style-name="ParagrafosQuali"/>
      <text:h text:style-name="Heading_20_2" text:outline-level="2">B2 – Impressão de diversos tipos de relatórios e consultas</text:h>
      <text:p text:style-name="ParagrafosQuali"/>
      <text:list xml:id="list48774970822" text:continue-numbering="true" text:style-name="WW8Num6">
        <text:list-item>
          <text:p text:style-name="P21">O sistema deve permitir a impressão de uma listagem dos hóspedes que estão no hotel no momento, contendo o nome do hóspede principal, nome dos acompanhantes, data de entrada, data prevista para saída e número da acomodação. </text:p>
          <text:p text:style-name="P21"/>
        </text:list-item>
        <text:list-item>
          <text:p text:style-name="P4">O sistema deve criar relatórios e graficos de bairro, cidades, vitimas e acusados com maiores indices de medidas cada relatório deve ser individual para cada uma das opções</text:p>
        </text:list-item>
        <text:list-item>
          <text:p text:style-name="P8"><text:span text:style-name="T5">O sistema deve permitir a consulta a medida por nome da vitima, nome do acusado, bairro da vitima juntamente da impressão do documento original.</text:span></text:p>
        </text:list-item>
      </text:list>
      <text:h text:style-name="P14" text:outline-level="2"><text:span text:style-name="T7">B</text:span><text:span text:style-name="T8">3</text:span><text:span text:style-name="T7"> – Usuarios diferentes(Usuario/Gerenciador)</text:span></text:h>
      <text:p text:style-name="P2"><text:span text:style-name="T6"/></text:p>
      <text:list xml:id="list48421803915" text:continue-numbering="true" text:style-name="WW8Num6">
        <text:list-item>
          <text:p text:style-name="P4">O sistema deve possuir 2 niveis de usuarios com privilegios diferentes no sistma: gerenciador e usuario, o gerenciador lanca os dados, o usuario apenas consulta e imprimi<text:span text:style-name="T16">.</text:span></text:p>
        </text:list-item>
        <text:list-item>
          <text:p text:style-name="P4">O sistema deve permitir consulta e impressão de medida.</text:p>
        </text:list-item>
      </text:list>
      <text:p text:style-name="P10"><text:bookmark text:name="user-content-c--requisitos-nÃo-funcionais"/><text:soft-page-break/><text:line-break/></text:p>
      <text:h text:style-name="Heading_20_1" text:outline-level="1">C – REQUISITOS NÃO FUNCIONAIS</text:h>
      <text:p text:style-name="ParagrafosQuali"/>
      <text:h text:style-name="Heading_20_2" text:outline-level="2">C1. Confiabilidade</text:h>
      <text:p text:style-name="P24"/>
      <text:list xml:id="list48388211541" text:continue-numbering="true" text:style-name="WW8Num6">
        <text:list-item>
          <text:p text:style-name="P11">O sistema deve ter capacidade para recuperar os dados perdidos da última operação que realizou em caso de falha.</text:p>
        </text:list-item>
        <text:list-item>
          <text:p text:style-name="P11">O sistema deve fornecer facilidades para a realização de backups dos arquivos do sistema.</text:p>
        </text:list-item>
        <text:list-item>
          <text:p text:style-name="P12"><text:span text:style-name="T5">O sistema deve possuir senhas de acesso e identificação para diferentes tipos de usuários: usuario e gerenciador</text:span></text:p>
        </text:list-item>
      </text:list>
      <text:h text:style-name="Heading_20_2" text:outline-level="2">C2. Eficiência</text:h>
      <text:p text:style-name="Standard"/>
      <text:list xml:id="list48065930702" text:continue-numbering="true" text:style-name="WW8Num6">
        <text:list-item>
          <text:p text:style-name="P5"><text:span text:style-name="T17">O sistema deve responder a consultas on-line em menos de 5 segundos.</text:span></text:p>
        </text:list-item>
        <text:list-item>
          <text:p text:style-name="P9"><text:span text:style-name="T5">O sistema deve iniciar a impressão de relatórios solicitados dentro de no máximo 20 segundos após sua requisição</text:span><text:span text:style-name="T11">.</text:span></text:p>
        </text:list-item>
      </text:list>
      <text:h text:style-name="Heading_20_2" text:outline-level="2">C3. Portabilidade</text:h>
      <text:p text:style-name="P1"/>
      <text:list xml:id="list47825428579" text:continue-numbering="true" text:style-name="WW8Num6">
        <text:list-item>
          <text:p text:style-name="P6"><text:span text:style-name="T15">O sistema deve ser web e adaptavel para dispositivos moveis</text:span>.</text:p>
        </text:list-item>
      </text:list>
      <text:h text:style-name="P15" text:outline-level="2">C<text:span text:style-name="T18">4</text:span>. <text:span text:style-name="T7">Disponibilidade</text:span></text:h>
      <text:p text:style-name="P3"/>
      <text:list xml:id="list46835483455" text:continue-numbering="true" text:style-name="WW8Num6">
        <text:list-item>
          <text:p text:style-name="P7"><text:span text:style-name="T5">O sistema deve estar 24 horas nos 7 dias da semenana online.</text:span></text:p>
        </text:list-item>
      </text:list>
      <text:h text:style-name="Heading_20_2" text:outline-level="2">Glossário</text:h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5">Termo</text:p>
          </table:table-cell>
          <table:table-cell table:style-name="Tabela1.B1" office:value-type="string">
            <text:p text:style-name="P25">Descrição</text:p>
          </table:table-cell>
        </table:table-row>
        <table:table-row table:style-name="Tabela1.2">
          <table:table-cell table:style-name="Tabela1.A2" office:value-type="string">
            <text:p text:style-name="P28">Medida Protetiva</text:p>
          </table:table-cell>
          <table:table-cell table:style-name="Tabela1.B2" office:value-type="string">
            <text:p text:style-name="P13"><text:span text:style-name="T10">Uma medida protetiva e um documento expedido pelo juiz com poder de proteção para a vitima</text:span></text:p>
          </table:table-cell>
        </table:table-row>
        <table:table-row table:style-name="Tabela1.1">
          <table:table-cell table:style-name="Tabela1.A3" office:value-type="string">
            <text:p text:style-name="P26">Backup</text:p>
          </table:table-cell>
          <table:table-cell table:style-name="Tabela1.B3" office:value-type="string">
            <text:p text:style-name="P26">Cópia de segurança ou cópia de salvaguarda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ParagrafosQuali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draw:z-index="1"><draw:text-box fo:min-height="0.058cm" fo:min-width="0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01-03-30T16:40:00</meta:creation-date>
    <dc:date>2017-06-13T00:00:44.821133344</dc:date>
    <meta:print-date>2015-04-07T16:53:00</meta:print-date>
    <meta:editing-cycles>42</meta:editing-cycles>
    <meta:editing-duration>PT4H56M25S</meta:editing-duration>
    <meta:generator>LibreOffice/5.3.1.2$Linux_X86_64 LibreOffice_project/30m0$Build-2</meta:generator>
    <meta:document-statistic meta:table-count="1" meta:image-count="0" meta:object-count="0" meta:page-count="2" meta:paragraph-count="35" meta:word-count="455" meta:character-count="2868" meta:non-whitespace-character-count="2451"/>
  </office:meta>
</office:document-meta>
</file>